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46A9A99A002464D81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cm" fo:min-width="1.7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cm" fo:min-width="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cm" fo:min-width="1.941cm"/>
      <style:paragraph-properties style:writing-mode="lr-tb"/>
    </style:style>
    <style:style style:name="gr8" style:family="graphic" style:parent-style-name="standard">
      <style:graphic-properties draw:stroke="solid" svg:stroke-width="0.011cm" svg:stroke-color="#050505" svg:stroke-opacity="30%" draw:stroke-linejoin="round" svg:stroke-linecap="round" draw:fill="none" fo:padding-top="0.005cm" fo:padding-bottom="0.005cm" fo:padding-left="0.005cm" fo:padding-right="0.005cm"/>
    </style:style>
    <style:style style:name="gr9" style:family="graphic" style:parent-style-name="standard">
      <style:graphic-properties draw:stroke="solid" svg:stroke-width="0.011cm" svg:stroke-color="#050505" svg:stroke-opacity="30%" draw:stroke-linejoin="round" svg:stroke-linecap="round" draw:fill="none" draw:opacity="18%" fo:padding-top="0.005cm" fo:padding-bottom="0.005cm" fo:padding-left="0.005cm" fo:padding-right="0.005cm"/>
    </style:style>
    <style:style style:name="gr10" style:family="graphic" style:parent-style-name="standard">
      <style:graphic-properties svg:stroke-width="0.028cm" svg:stroke-color="#999999" draw:marker-start-width="0.242cm" draw:marker-end-width="0.242cm" draw:fill-color="#dee6ef" draw:textarea-horizontal-align="justify" draw:textarea-vertical-align="middle" draw:auto-grow-height="false" fo:min-height="2.942cm" fo:min-width="5.134cm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2.166cm" fo:min-width="0cm"/>
    </style:style>
    <style:style style:name="gr12" style:family="graphic" style:parent-style-name="standard">
      <style:graphic-properties draw:stroke="none" draw:fill-color="#dee6ef" draw:textarea-horizontal-align="justify" draw:textarea-vertical-align="middle" draw:auto-grow-height="false" fo:min-height="0cm" fo:min-width="3.085cm"/>
    </style:style>
    <style:style style:name="gr13" style:family="graphic" style:parent-style-name="standard">
      <style:graphic-properties draw:stroke="solid" svg:stroke-width="0.033cm" svg:stroke-color="#ca1517" draw:stroke-linejoin="round" svg:stroke-linecap="round" draw:fill="solid" draw:fill-color="#ffffff" fo:padding-top="0.016cm" fo:padding-bottom="0.016cm" fo:padding-left="0.016cm" fo:padding-right="0.016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382cm" fo:min-width="0.29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1cm" svg:stroke-color="#050505" svg:stroke-opacity="40%" draw:stroke-linejoin="round" svg:stroke-linecap="round" draw:fill="none" draw:opacity="18%" fo:padding-top="0.005cm" fo:padding-bottom="0.005cm" fo:padding-left="0.005cm" fo:padding-right="0.0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6cm" fo:min-width="1.191cm"/>
      <style:paragraph-properties style:writing-mode="lr-tb"/>
    </style:style>
    <style:style style:name="gr18" style:family="graphic" style:parent-style-name="standard">
      <style:graphic-properties svg:stroke-width="0.035cm" svg:stroke-color="#333333" draw:marker-start-width="0.252cm" draw:marker-end-width="0.252cm" draw:fill-color="#b2b2b2" draw:textarea-horizontal-align="justify" draw:textarea-vertical-align="middle" draw:auto-grow-height="false" fo:min-height="1.067cm" fo:min-width="1.067cm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9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style:writing-mode="lr-tb"/>
    </style:style>
    <style:style style:name="P3" style:family="paragraph">
      <loext:graphic-properties draw:fill="solid" draw:fill-color="#eeeee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Bahnschrift SemiBold1" fo:font-size="20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Bahnschrift SemiBold1" fo:font-size="12.1000003814697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opacity="18%"/>
    </style:style>
    <style:style style:name="P11" style:family="paragraph">
      <loext:graphic-properties draw:fill-color="#dee6ef"/>
      <style:paragraph-properties fo:margin-left="0cm" fo:margin-right="0cm" fo:text-align="center" fo:text-indent="0cm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fo:font-size="9.5pt" style:font-size-asian="9.5pt" style:font-size-complex="9.5pt"/>
    </style:style>
    <style:style style:name="P16" style:family="paragraph">
      <loext:graphic-properties draw:fill-color="#b2b2b2"/>
      <style:paragraph-properties fo:text-align="center"/>
    </style:style>
    <style:style style:name="T1" style:family="text">
      <style:text-properties style:font-name="Bahnschrift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Bahnschrift" fo:font-size="20pt" fo:font-weight="bold" style:font-size-asian="26pt" style:font-weight-asian="bold" style:font-size-complex="26pt" style:font-weight-complex="bold"/>
    </style:style>
    <style:style style:name="T3" style:family="text">
      <style:text-properties style:font-name="Bahnschrift" fo:font-size="12pt" fo:font-weight="bold" style:font-size-asian="26pt" style:font-weight-asian="bold" style:font-size-complex="26pt" style:font-weight-complex="bold"/>
    </style:style>
    <style:style style:name="T4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ca1517" loext:opacity="100%" style:font-name="FranklinGothicDemi" fo:font-size="9.5pt" style:font-size-asian="9.5pt" style:font-name-complex="FranklinGothicDemi" style:font-size-complex="9.5pt" style:text-scale="7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5cm" svg:height="29.462cm" svg:x="1.5cm" svg:y="0.151cm">
          <draw:image xlink:href="Pictures/10000000000002BC0000046A9A99A002464D8173.png" xlink:type="simple" xlink:show="embed" xlink:actuate="onLoad" draw:mime-type="image/png">
            <text:p/>
          </draw:image>
        </draw:frame>
        <draw:path draw:style-name="gr2" draw:text-style-name="P2" draw:layer="layout" svg:width="2.2cm" svg:height="0.898cm" svg:x="3cm" svg:y="3.101cm" svg:viewBox="0 0 2201 899" svg:d="M0 134c0-74 68-134 153-134h1896c83 0 152 60 152 134v630c0 75-69 135-152 135h-1896c-85 0-153-60-153-135z">
          <text:p/>
        </draw:path>
        <draw:path draw:style-name="gr2" draw:text-style-name="P3" draw:layer="layout" svg:width="2.2cm" svg:height="0.898cm" svg:x="15.899cm" svg:y="3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3cm" svg:y="3.1cm">
          <draw:text-box>
            <text:p text:style-name="P4"><text:span text:style-name="T1">Shift -</text:span></text:p>
          </draw:text-box>
        </draw:frame>
        <draw:frame draw:style-name="gr3" draw:text-style-name="P5" draw:layer="layout" svg:width="2.289cm" svg:height="0.96cm" svg:x="15.961cm" svg:y="3cm">
          <draw:text-box>
            <text:p text:style-name="P4"><text:span text:style-name="T1">Shift +</text:span></text:p>
          </draw:text-box>
        </draw:frame>
        <draw:frame draw:style-name="gr4" draw:text-style-name="P7" draw:layer="layout" svg:width="5.307cm" svg:height="0.958cm" svg:x="15.25cm" svg:y="1.542cm">
          <draw:text-box>
            <text:p text:style-name="P6"><text:span text:style-name="T2">TEMPLATE V1.0</text:span></text:p>
          </draw:text-box>
        </draw:frame>
        <draw:frame draw:style-name="gr5" draw:text-style-name="P8" draw:layer="layout" svg:width="6cm" svg:height="1.521cm" svg:x="15cm" svg:y="0.126cm">
          <draw:text-box>
            <text:p><text:span text:style-name="T3">Thrustmaster T300 Ferrair Alcantara Edition Version 1</text:span></text:p>
            <text:p><text:span text:style-name="T4"><text:s text:c="115"/></text:span><text:span text:style-name="T4">BY Hongwei</text:span></text:p>
          </draw:text-box>
        </draw:frame>
        <draw:path draw:style-name="gr2" draw:text-style-name="P2" draw:layer="layout" svg:width="2.2cm" svg:height="0.898cm" svg:x="3.75cm" svg:y="6.151cm" svg:viewBox="0 0 2201 899" svg:d="M0 134c0-74 68-134 153-134h1896c83 0 152 60 152 134v630c0 75-69 135-152 135h-1896c-85 0-153-60-153-135z">
          <text:p/>
        </draw:path>
        <draw:frame draw:style-name="gr6" draw:text-style-name="P5" draw:layer="layout" svg:width="2.5cm" svg:height="0.96cm" svg:x="3.645cm" svg:y="6.15cm">
          <draw:text-box>
            <text:p text:style-name="P4"><text:span text:style-name="T1">Chg. Camera</text:span></text:p>
          </draw:text-box>
        </draw:frame>
        <draw:path draw:style-name="gr2" draw:text-style-name="P2" draw:layer="layout" svg:width="2.2cm" svg:height="0.898cm" svg:x="15.211cm" svg:y="6.191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15.211cm" svg:y="6.19cm">
          <draw:text-box>
            <text:p text:style-name="P4"><text:span text:style-name="T1">N/A</text:span></text:p>
          </draw:text-box>
        </draw:frame>
        <draw:path draw:style-name="gr2" draw:text-style-name="P2" draw:layer="layout" svg:width="2.2cm" svg:height="0.898cm" svg:x="17.5cm" svg:y="6.191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17.5cm" svg:y="6.19cm">
          <draw:text-box>
            <text:p text:style-name="P4"><text:span text:style-name="T1">DRS</text:span></text:p>
          </draw:text-box>
        </draw:frame>
        <draw:path draw:style-name="gr2" draw:text-style-name="P2" draw:layer="layout" svg:width="2.2cm" svg:height="0.898cm" svg:x="7.75cm" svg:y="14.101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7.75cm" svg:y="14.1cm">
          <draw:text-box>
            <text:p text:style-name="P4"><text:span text:style-name="T1">N/A</text:span></text:p>
          </draw:text-box>
        </draw:frame>
        <draw:path draw:style-name="gr2" draw:text-style-name="P2" draw:layer="layout" svg:width="2.2cm" svg:height="0.898cm" svg:x="5.25cm" svg:y="14.101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5.25cm" svg:y="14.1cm">
          <draw:text-box>
            <text:p text:style-name="P4"><text:span text:style-name="T1">N/A</text:span></text:p>
          </draw:text-box>
        </draw:frame>
        <draw:path draw:style-name="gr2" draw:text-style-name="P2" draw:layer="layout" svg:width="2.2cm" svg:height="0.898cm" svg:x="13.961cm" svg:y="13.541cm" svg:viewBox="0 0 2201 899" svg:d="M0 134c0-74 68-134 153-134h1896c83 0 152 60 152 134v630c0 75-69 135-152 135h-1896c-85 0-153-60-153-135z">
          <text:p/>
        </draw:path>
        <draw:frame draw:style-name="gr7" draw:text-style-name="P5" draw:layer="layout" svg:width="2.441cm" svg:height="0.96cm" svg:x="13.885cm" svg:y="13.54cm">
          <draw:text-box>
            <text:p text:style-name="P4"><text:span text:style-name="T1">Engine Start</text:span></text:p>
          </draw:text-box>
        </draw:frame>
        <draw:path draw:style-name="gr2" draw:text-style-name="P2" draw:layer="layout" svg:width="2.2cm" svg:height="0.898cm" svg:x="14.75cm" svg:y="27.541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14.75cm" svg:y="27.54cm">
          <draw:text-box>
            <text:p text:style-name="P4"><text:span text:style-name="T1">L Indicator</text:span></text:p>
          </draw:text-box>
        </draw:frame>
        <draw:path draw:style-name="gr2" draw:text-style-name="P2" draw:layer="layout" svg:width="2.2cm" svg:height="0.898cm" svg:x="17cm" svg:y="24.501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17cm" svg:y="24.5cm">
          <draw:text-box>
            <text:p text:style-name="P4"><text:span text:style-name="T1">R Indicator</text:span></text:p>
          </draw:text-box>
        </draw:frame>
        <draw:path draw:style-name="gr2" draw:text-style-name="P2" draw:layer="layout" svg:width="2.2cm" svg:height="0.898cm" svg:x="1.437cm" svg:y="6.138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1.437cm" svg:y="6.137cm">
          <draw:text-box>
            <text:p text:style-name="P4"><text:span text:style-name="T1">Look Back</text:span></text:p>
          </draw:text-box>
        </draw:frame>
        <draw:path draw:style-name="gr8" draw:text-style-name="P9" draw:layer="layout" svg:width="0.687cm" svg:height="0.201cm" svg:x="15.059cm" svg:y="4.673cm" svg:viewBox="0 0 688 202" svg:d="M12 202c-8-13-12-27-12-41 0-88 154-161 344-161s344 73 344 161c0 11-2 22-7 33">
          <text:p/>
        </draw:path>
        <draw:path draw:style-name="gr8" draw:text-style-name="P9" draw:layer="layout" svg:width="0.057cm" svg:height="0.092cm" svg:x="15.706cm" svg:y="4.866cm" svg:viewBox="0 0 58 93" svg:d="M0 42c16-13 27-27 34-42 16 17 24 35 24 57 0 13-3 25-10 36">
          <text:p/>
        </draw:path>
        <draw:path draw:style-name="gr8" draw:text-style-name="P9" draw:layer="layout" svg:width="0.707cm" svg:height="0.198cm" svg:x="15.055cm" svg:y="5.105cm" svg:viewBox="0 0 708 199" svg:d="M698 1c7 12 10 24 10 37 0 89-159 161-354 161-196 0-354-72-354-161 0-13 4-26 10-38">
          <text:p/>
        </draw:path>
        <draw:path draw:style-name="gr8" draw:text-style-name="P9" draw:layer="layout" svg:width="0.707cm" svg:height="0.196cm" svg:x="15.055cm" svg:y="5.031cm" svg:viewBox="0 0 708 197" svg:d="M699 0c6 12 9 25 9 37 0 88-159 160-354 160-196 0-354-72-354-160 0-12 3-25 9-37 36 72 177 125 345 125 167 0 308-53 345-125z">
          <text:p/>
        </draw:path>
        <draw:path draw:style-name="gr8" draw:text-style-name="P9" draw:layer="layout" svg:width="0.039cm" svg:height="0.073cm" svg:x="15.724cm" svg:y="4.958cm" svg:viewBox="0 0 40 74" svg:d="M0 36c13-11 23-23 29-36 7 12 11 24 11 37s-4 25-10 37">
          <text:p/>
        </draw:path>
        <draw:polygon draw:style-name="gr8" draw:text-style-name="P9" draw:layer="layout" svg:width="0cm" svg:height="0cm" svg:x="15.706cm" svg:y="4.908cm" svg:viewBox="0 0 0 0" draw:points="0,0">
          <text:p/>
        </draw:polygon>
        <draw:path draw:style-name="gr8" draw:text-style-name="P9" draw:layer="layout" svg:width="0.064cm" svg:height="0.038cm" svg:x="15.642cm" svg:y="4.908cm" svg:viewBox="0 0 65 39" svg:d="M0 39c26-11 48-24 65-39">
          <text:p/>
        </draw:path>
        <draw:path draw:style-name="gr8" draw:text-style-name="P9" draw:layer="layout" svg:width="0.029cm" svg:height="0.036cm" svg:x="15.724cm" svg:y="4.958cm" svg:viewBox="0 0 30 37" svg:d="M30 0c-6 13-16 25-30 37">
          <text:p/>
        </draw:path>
        <draw:path draw:style-name="gr8" draw:text-style-name="P9" draw:layer="layout" svg:width="0.629cm" svg:height="0.087cm" svg:x="15.094cm" svg:y="4.994cm" svg:viewBox="0 0 630 88" svg:d="M0 0c59 53 178 88 316 88 136 0 256-35 314-88">
          <text:p/>
        </draw:path>
        <draw:path draw:style-name="gr8" draw:text-style-name="P9" draw:layer="layout" svg:width="0.689cm" svg:height="0.124cm" svg:x="15.064cm" svg:y="5.031cm" svg:viewBox="0 0 690 125" svg:d="M690 0c-36 71-177 125-345 125s-309-54-345-125">
          <text:p/>
        </draw:path>
        <draw:polygon draw:style-name="gr8" draw:text-style-name="P9" draw:layer="layout" svg:width="0.001cm" svg:height="0cm" svg:x="15.64cm" svg:y="4.947cm" svg:viewBox="0 0 2 0" draw:points="2,0 0,0">
          <text:p/>
        </draw:polygon>
        <draw:path draw:style-name="gr8" draw:text-style-name="P9" draw:layer="layout" svg:width="0.472cm" svg:height="0.045cm" svg:x="15.17cm" svg:y="4.947cm" svg:viewBox="0 0 473 46" svg:d="M0 3c62 28 143 43 234 43 93 0 177-16 239-46">
          <text:p/>
        </draw:path>
        <draw:path draw:style-name="gr8" draw:text-style-name="P9" draw:layer="layout" svg:width="0.629cm" svg:height="0.087cm" svg:x="15.094cm" svg:y="4.994cm" svg:viewBox="0 0 630 88" svg:d="M630 0c-58 53-178 88-314 88-138 0-257-35-316-88">
          <text:p/>
        </draw:path>
        <draw:polyline draw:style-name="gr8" draw:text-style-name="P9" draw:layer="layout" svg:width="0.681cm" svg:height="0.482cm" svg:x="15.084cm" svg:y="4.821cm" svg:viewBox="0 0 682 483" draw:points="666,0 682,325 668,363 627,410 616,96 539,136 549,451 513,458 447,473 441,165 337,176 339,477 282,483 227,474 221,168 125,145 131,454 52,428 51,107 0,67 0,379">
          <text:p/>
        </draw:polyline>
        <draw:path draw:style-name="gr8" draw:text-style-name="P9" draw:layer="layout" svg:width="0.051cm" svg:height="0.084cm" svg:x="15.055cm" svg:y="4.874cm" svg:viewBox="0 0 52 85" svg:d="M10 85c-7-11-10-23-10-37 0-17 6-33 16-48 9 14 20 27 36 39">
          <text:p/>
        </draw:path>
        <draw:path draw:style-name="gr8" draw:text-style-name="P9" draw:layer="layout" svg:width="0.039cm" svg:height="0.073cm" svg:x="15.055cm" svg:y="4.958cm" svg:viewBox="0 0 40 74" svg:d="M10 74c-7-12-10-24-10-37s3-25 11-37c6 13 16 25 29 36">
          <text:p/>
        </draw:path>
        <draw:polygon draw:style-name="gr8" draw:text-style-name="P9" draw:layer="layout" svg:width="0cm" svg:height="0cm" svg:x="15.106cm" svg:y="4.912cm" svg:viewBox="0 0 0 1" draw:points="0,0 0,1">
          <text:p/>
        </draw:polygon>
        <draw:path draw:style-name="gr8" draw:text-style-name="P9" draw:layer="layout" svg:width="0.029cm" svg:height="0.036cm" svg:x="15.065cm" svg:y="4.958cm" svg:viewBox="0 0 30 37" svg:d="M30 37c-10-10-18-19-26-29-1-3-3-5-4-8">
          <text:p/>
        </draw:path>
        <draw:path draw:style-name="gr8" draw:text-style-name="P9" draw:layer="layout" svg:width="0.064cm" svg:height="0.036cm" svg:x="15.106cm" svg:y="4.913cm" svg:viewBox="0 0 65 37" svg:d="M0 0c17 14 40 27 65 37">
          <text:p/>
        </draw:path>
        <draw:path draw:style-name="gr9" draw:text-style-name="P10" draw:layer="layout" svg:width="0.566cm" svg:height="0.53cm" svg:x="13.493cm" svg:y="4.366cm" svg:viewBox="0 0 567 531" svg:d="M0 531c0-15-1-46 9-65 12-20 59-57 59-57 0 0-15 31-13 48s23 63 25 55c2-7-10-67-12-103-4-67-15-238-10-298 2-24 22-44 39-58 21-18 55-38 86-44 38-9 104-11 142-7 29 4 62 18 83 31 17 12 36 30 40 50 9 56 23 289 23 289 0 0 68 55 96 66 0 0-82-65-96-66-13 0 6 41 16 63">
          <text:p/>
        </draw:path>
        <draw:path draw:style-name="gr9" draw:text-style-name="P10" draw:layer="layout" svg:width="0.552cm" svg:height="0.236cm" svg:x="14.272cm" svg:y="5.389cm" svg:viewBox="0 0 553 237" svg:d="M67 22c0 0-53 41-62 62-9 20-4 48 6 67 12 18 35 32 56 43 23 12 54 25 83 31 34 7 86 11 121 12 31 0 63-2 93-9 30-8 64-24 94-37 29-13 71-24 86-43 15-20 8-53 6-73-2-16-6-36-18-47-14-12-48-23-65-28 0 0 32 57 37 75 3 12 3 28-6 38-13 13-46 29-71 41-24 11-49 20-76 25s-63 6-89 6c-21-1-43-5-63-10-26-5-66-12-89-21-18-8-40-19-50-32-9-12-7-31-6-47s13-53 13-53z">
          <text:p/>
        </draw:path>
        <draw:path draw:style-name="gr9" draw:text-style-name="P10" draw:layer="layout" svg:width="0.408cm" svg:height="0.418cm" svg:x="14.333cm" svg:y="5.098cm" svg:viewBox="0 0 409 419" svg:d="M5 314c4 30 38 55 55 72 14 12 31 23 49 27 22 6 56 7 84 6 30-2 65-8 93-15 26-6 54-14 74-25 18-9 49-36 49-36 0 0-1-41-6-54l-9-289c0 0-21 38-34 52-13 13-28 22-46 28-19 8-45 13-68 16-27 3-70 6-97 6-23 0-50-5-69-9-16-3-42-11-48-16-10-8-16-32-21-41-3-4-9-11-9-11 0 0-7 230 3 289z">
          <text:p/>
        </draw:path>
        <draw:path draw:style-name="gr9" draw:text-style-name="P10" draw:layer="layout" svg:width="0.266cm" svg:height="0.136cm" svg:x="14.233cm" svg:y="4.828cm" svg:viewBox="0 0 267 137" svg:d="M133 0c74 0 134 30 134 68 0 37-60 69-134 69-72 0-133-32-133-69 0-38 61-68 133-68z">
          <text:p/>
        </draw:path>
        <draw:path draw:style-name="gr9" draw:text-style-name="P10" draw:layer="layout" svg:width="0.386cm" svg:height="0.113cm" svg:x="14.337cm" svg:y="5.008cm" svg:viewBox="0 0 387 114" svg:d="M0 114c3-13 9-38 22-52 17-18 49-41 76-50 28-10 60-8 89-10 28-1 60-4 83 0 22 4 43 12 61 25 19 15 44 48 56 64">
          <text:p/>
        </draw:path>
        <draw:polyline draw:style-name="gr9" draw:text-style-name="P10" draw:layer="layout" svg:width="0.355cm" svg:height="0.34cm" svg:x="14.373cm" svg:y="5.127cm" svg:viewBox="0 0 356 341" draw:points="0,54 8,316 41,330 42,66 112,74 128,341 167,341 160,76 255,62 265,329 296,313 289,51 325,27 339,281 356,267 343,0">
          <text:p/>
        </draw:polyline>
        <draw:path draw:style-name="gr9" draw:text-style-name="P10" draw:layer="layout" svg:width="0.382cm" svg:height="0.376cm" svg:x="13.561cm" svg:y="4.471cm" svg:viewBox="0 0 383 377" svg:d="M0 43c7 5 22 17 33 25 0 0 16 192 23 287l36 12-15-283 73 6 13 287 55-7-15-286 78-13 16 278 55-16-18-271 49-62c0 0-32 50-49 62-15 10-35 7-53 9-21 4-56 10-78 13-18 2-35 6-53 6-21 0-54-3-73-6-14-3-33-11-44-16">
          <text:p/>
        </draw:path>
        <draw:path draw:style-name="gr8" draw:text-style-name="P9" draw:layer="layout" svg:width="0.468cm" svg:height="0.19cm" svg:x="14.576cm" svg:y="4.855cm" svg:viewBox="0 0 469 191" svg:d="M0 191c159-66 317-129 469-191">
          <text:p/>
        </draw:path>
        <draw:line draw:style-name="gr8" draw:text-style-name="P9" draw:layer="layout" svg:x1="15.06cm" svg:y1="4.835cm" svg:x2="15.054cm" svg:y2="5.163cm">
          <text:p/>
        </draw:line>
        <draw:path draw:style-name="gr8" draw:text-style-name="P9" draw:layer="layout" svg:width="0.167cm" svg:height="0.18cm" svg:x="15.115cm" svg:y="5.209cm" svg:viewBox="0 0 168 181" svg:d="M0 0c1 23 2 71 18 95 15 23 51 35 76 49 24 14 57 29 74 37">
          <text:p/>
        </draw:path>
        <draw:g>
          <draw:custom-shape draw:style-name="gr10" draw:text-style-name="P11" draw:layer="layout" svg:width="7.3cm" svg:height="4.2cm" svg:x="6.849cm" svg:y="0.35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045cm" svg:height="2.416cm" svg:x="10.314cm" svg:y="2.12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2" draw:text-style-name="P12" draw:layer="layout" svg:width="3.585cm" svg:height="0.1cm" svg:x="6.857cm" svg:y="2.42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path draw:style-name="gr2" draw:text-style-name="P3" draw:layer="layout" svg:width="1.918cm" svg:height="0.898cm" svg:x="7.907cm" svg:y="1.959cm" svg:viewBox="0 0 1919 899" svg:d="M1919 134c0-73-59-134-132-134h-1654c-73 0-133 61-133 134v631c0 74 60 134 133 134h1654c73 0 132-60 132-134z">
          <text:p/>
        </draw:path>
        <draw:path draw:style-name="gr2" draw:text-style-name="P3" draw:layer="layout" svg:width="1.916cm" svg:height="0.898cm" svg:x="9.482cm" svg:y="0.901cm" svg:viewBox="0 0 1917 899" svg:d="M1917 134c0-73-59-134-133-134h-1651c-73 0-133 61-133 134v631c0 74 60 134 133 134h1651c74 0 133-60 133-134z">
          <text:p/>
        </draw:path>
        <draw:path draw:style-name="gr2" draw:text-style-name="P3" draw:layer="layout" svg:width="1.918cm" svg:height="0.898cm" svg:x="11.12cm" svg:y="1.959cm" svg:viewBox="0 0 1919 899" svg:d="M1919 134c0-73-59-134-132-134h-1654c-73 0-133 61-133 134v631c0 74 60 134 133 134h1654c73 0 132-60 132-134z">
          <text:p/>
        </draw:path>
        <draw:path draw:style-name="gr2" draw:text-style-name="P3" draw:layer="layout" svg:width="1.916cm" svg:height="0.898cm" svg:x="9.482cm" svg:y="3.013cm" svg:viewBox="0 0 1917 899" svg:d="M1917 134c0-73-59-134-133-134h-1651c-73 0-133 61-133 134v630c0 75 60 135 133 135h1651c74 0 133-60 133-135z">
          <text:p/>
        </draw:path>
        <draw:path draw:style-name="gr13" draw:text-style-name="P13" draw:layer="layout" svg:width="0.477cm" svg:height="0.435cm" svg:x="10.256cm" svg:y="0.503cm" svg:viewBox="0 0 478 436" svg:d="M478 96c0-53-41-96-95-96h-290c-51 0-93 43-93 96v243c0 55 42 97 93 97h290c54 0 95-42 95-97z">
          <text:p/>
        </draw:path>
        <draw:path draw:style-name="gr13" draw:text-style-name="P13" draw:layer="layout" svg:width="0.477cm" svg:height="0.435cm" svg:x="10.189cm" svg:y="3.898cm" svg:viewBox="0 0 478 436" svg:d="M478 96c0-54-41-96-95-96h-290c-51 0-93 42-93 96v243c0 54 42 97 93 97h290c54 0 95-43 95-97z">
          <text:p/>
        </draw:path>
        <draw:frame draw:style-name="gr14" draw:text-style-name="P15" draw:layer="layout" svg:width="0.303cm" svg:height="0.382cm" svg:x="10.358cm" svg:y="0.532cm">
          <draw:text-box>
            <text:p text:style-name="P14"><text:span text:style-name="T5">Up</text:span></text:p>
          </draw:text-box>
        </draw:frame>
        <draw:frame draw:style-name="gr14" draw:text-style-name="P15" draw:layer="layout" svg:width="0.303cm" svg:height="0.382cm" svg:x="10.293cm" svg:y="3.933cm">
          <draw:text-box>
            <text:p text:style-name="P14"><text:span text:style-name="T5">Dn</text:span></text:p>
          </draw:text-box>
        </draw:frame>
        <draw:path draw:style-name="gr13" draw:text-style-name="P13" draw:layer="layout" svg:width="0.478cm" svg:height="0.435cm" svg:x="13.008cm" svg:y="2.188cm" svg:viewBox="0 0 479 436" svg:d="M479 96c0-53-43-96-95-96h-290c-51 0-94 43-94 96v243c0 55 43 97 94 97h290c52 0 95-42 95-97z">
          <text:p/>
        </draw:path>
        <draw:frame draw:style-name="gr15" draw:text-style-name="P15" draw:layer="layout" svg:width="0.298cm" svg:height="0.382cm" svg:x="13.117cm" svg:y="2.225cm">
          <draw:text-box>
            <text:p text:style-name="P14"><text:span text:style-name="T5">R</text:span></text:p>
          </draw:text-box>
        </draw:frame>
        <draw:path draw:style-name="gr13" draw:text-style-name="P13" draw:layer="layout" svg:width="0.477cm" svg:height="0.435cm" svg:x="7.454cm" svg:y="2.187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7.555cm" svg:y="2.217cm">
          <draw:text-box>
            <text:p text:style-name="P14"><text:span text:style-name="T5">L</text:span></text:p>
          </draw:text-box>
        </draw:frame>
        <draw:polygon draw:style-name="gr16" draw:text-style-name="P10" draw:layer="layout" svg:width="0.046cm" svg:height="0.037cm" svg:x="14.159cm" svg:y="4.962cm" svg:viewBox="0 0 47 38" draw:points="0,0 47,38">
          <text:p/>
        </draw:polygon>
        <draw:path draw:style-name="gr9" draw:text-style-name="P10" draw:layer="layout" svg:width="0.026cm" svg:height="0.012cm" svg:x="14.133cm" svg:y="4.95cm" svg:viewBox="0 0 27 13" svg:d="M0 0c9 4 18 9 27 13">
          <text:p/>
        </draw:path>
        <draw:frame draw:style-name="gr17" draw:text-style-name="P5" draw:layer="layout" svg:width="2.039cm" svg:height="0.71cm" svg:x="9.594cm" svg:y="1.004cm">
          <draw:text-box>
            <text:p text:style-name="P4"><text:span text:style-name="T1"><text:s text:c="8"/></text:span><text:span text:style-name="T1">N / A</text:span></text:p>
          </draw:text-box>
        </draw:frame>
        <draw:frame draw:style-name="gr17" draw:text-style-name="P5" draw:layer="layout" svg:width="2.039cm" svg:height="0.71cm" svg:x="11.244cm" svg:y="2.068cm">
          <draw:text-box>
            <text:p text:style-name="P4"><text:span text:style-name="T1"><text:s text:c="8"/></text:span><text:span text:style-name="T1">N / A</text:span></text:p>
          </draw:text-box>
        </draw:frame>
        <draw:frame draw:style-name="gr17" draw:text-style-name="P5" draw:layer="layout" svg:width="2.039cm" svg:height="0.71cm" svg:x="8.045cm" svg:y="2.068cm">
          <draw:text-box>
            <text:p text:style-name="P4"><text:span text:style-name="T1"><text:s text:c="8"/></text:span><text:span text:style-name="T1">N / A</text:span></text:p>
          </draw:text-box>
        </draw:frame>
        <draw:frame draw:style-name="gr17" draw:text-style-name="P5" draw:layer="layout" svg:width="2.039cm" svg:height="0.71cm" svg:x="9.61cm" svg:y="3.12cm">
          <draw:text-box>
            <text:p text:style-name="P4"><text:span text:style-name="T1"><text:s text:c="8"/></text:span><text:span text:style-name="T1">N / A</text:span></text:p>
          </draw:text-box>
        </draw:frame>
        <draw:custom-shape draw:style-name="gr18" draw:text-style-name="P16" draw:layer="layout" svg:width="1.1cm" svg:height="1.1cm" svg:x="9.903cm" svg:y="1.85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path draw:style-name="gr13" draw:text-style-name="P13" draw:layer="layout" svg:width="0.477cm" svg:height="0.435cm" svg:x="2.522cm" svg:y="3.314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2.624cm" svg:y="3.343cm">
          <draw:text-box>
            <text:p text:style-name="P14"><text:span text:style-name="T5">1</text:span></text:p>
          </draw:text-box>
        </draw:frame>
        <draw:path draw:style-name="gr13" draw:text-style-name="P13" draw:layer="layout" svg:width="0.477cm" svg:height="0.435cm" svg:x="18.022cm" svg:y="3.25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18.124cm" svg:y="3.279cm">
          <draw:text-box>
            <text:p text:style-name="P14"><text:span text:style-name="T5">2</text:span></text:p>
          </draw:text-box>
        </draw:frame>
        <draw:path draw:style-name="gr13" draw:text-style-name="P13" draw:layer="layout" svg:width="0.477cm" svg:height="0.435cm" svg:x="2.272cm" svg:y="5.75cm" svg:viewBox="0 0 478 436" svg:d="M478 96c0-53-41-96-95-96h-290c-51 0-93 43-93 96v243c0 55 42 97 93 97h290c54 0 95-42 95-97z">
          <text:p/>
        </draw:path>
        <draw:frame draw:style-name="gr19" draw:text-style-name="P15" draw:layer="layout" svg:width="0.298cm" svg:height="0.382cm" svg:x="2.374cm" svg:y="5.779cm">
          <draw:text-box>
            <text:p text:style-name="P14"><text:span text:style-name="T5">10</text:span></text:p>
          </draw:text-box>
        </draw:frame>
        <draw:path draw:style-name="gr13" draw:text-style-name="P13" draw:layer="layout" svg:width="0.477cm" svg:height="0.435cm" svg:x="4.522cm" svg:y="5.75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4.624cm" svg:y="5.779cm">
          <draw:text-box>
            <text:p text:style-name="P14"><text:span text:style-name="T5">3</text:span></text:p>
          </draw:text-box>
        </draw:frame>
        <draw:path draw:style-name="gr13" draw:text-style-name="P13" draw:layer="layout" svg:width="0.477cm" svg:height="0.435cm" svg:x="16.022cm" svg:y="5.814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16.124cm" svg:y="5.843cm">
          <draw:text-box>
            <text:p text:style-name="P14"><text:span text:style-name="T5">5</text:span></text:p>
          </draw:text-box>
        </draw:frame>
        <draw:path draw:style-name="gr13" draw:text-style-name="P13" draw:layer="layout" svg:width="0.477cm" svg:height="0.435cm" svg:x="18.272cm" svg:y="5.814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18.374cm" svg:y="5.843cm">
          <draw:text-box>
            <text:p text:style-name="P14"><text:span text:style-name="T5">9</text:span></text:p>
          </draw:text-box>
        </draw:frame>
        <draw:path draw:style-name="gr13" draw:text-style-name="P13" draw:layer="layout" svg:width="0.477cm" svg:height="0.435cm" svg:x="4.9cm" svg:y="14.35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5.002cm" svg:y="14.379cm">
          <draw:text-box>
            <text:p text:style-name="P14"><text:span text:style-name="T5">4</text:span></text:p>
          </draw:text-box>
        </draw:frame>
        <draw:path draw:style-name="gr13" draw:text-style-name="P13" draw:layer="layout" svg:width="0.477cm" svg:height="0.435cm" svg:x="9.772cm" svg:y="14.35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9.874cm" svg:y="14.379cm">
          <draw:text-box>
            <text:p text:style-name="P14"><text:span text:style-name="T5">6</text:span></text:p>
          </draw:text-box>
        </draw:frame>
        <draw:path draw:style-name="gr13" draw:text-style-name="P13" draw:layer="layout" svg:width="0.477cm" svg:height="0.435cm" svg:x="16cm" svg:y="13.314cm" svg:viewBox="0 0 478 436" svg:d="M478 96c0-53-41-96-95-96h-290c-51 0-93 43-93 96v243c0 55 42 97 93 97h290c54 0 95-42 95-97z">
          <text:p/>
        </draw:path>
        <draw:frame draw:style-name="gr19" draw:text-style-name="P15" draw:layer="layout" svg:width="0.298cm" svg:height="0.382cm" svg:x="16.102cm" svg:y="13.343cm">
          <draw:text-box>
            <text:p text:style-name="P14"><text:span text:style-name="T5">13</text:span></text:p>
          </draw:text-box>
        </draw:frame>
        <draw:path draw:style-name="gr13" draw:text-style-name="P13" draw:layer="layout" svg:width="0.477cm" svg:height="0.435cm" svg:x="16.772cm" svg:y="27.75cm" svg:viewBox="0 0 478 436" svg:d="M478 96c0-53-41-96-95-96h-290c-51 0-93 43-93 96v243c0 55 42 97 93 97h290c54 0 95-42 95-97z">
          <text:p/>
        </draw:path>
        <draw:frame draw:style-name="gr19" draw:text-style-name="P15" draw:layer="layout" svg:width="0.298cm" svg:height="0.382cm" svg:x="16.874cm" svg:y="27.779cm">
          <draw:text-box>
            <text:p text:style-name="P14"><text:span text:style-name="T5">11</text:span></text:p>
          </draw:text-box>
        </draw:frame>
        <draw:path draw:style-name="gr13" draw:text-style-name="P13" draw:layer="layout" svg:width="0.477cm" svg:height="0.435cm" svg:x="19.022cm" svg:y="24.75cm" svg:viewBox="0 0 478 436" svg:d="M478 96c0-53-41-96-95-96h-290c-51 0-93 43-93 96v243c0 55 42 97 93 97h290c54 0 95-42 95-97z">
          <text:p/>
        </draw:path>
        <draw:frame draw:style-name="gr19" draw:text-style-name="P15" draw:layer="layout" svg:width="0.298cm" svg:height="0.382cm" svg:x="19.124cm" svg:y="24.779cm">
          <draw:text-box>
            <text:p text:style-name="P14"><text:span text:style-name="T5">12</text:span></text:p>
          </draw:text-box>
        </draw:frame>
        <draw:path draw:style-name="gr2" draw:text-style-name="P2" draw:layer="layout" svg:width="2.2cm" svg:height="0.898cm" svg:x="1.978cm" svg:y="17.291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1.978cm" svg:y="17.29cm">
          <draw:text-box>
            <text:p text:style-name="P4"><text:span text:style-name="T1">Shift -</text:span></text:p>
          </draw:text-box>
        </draw:frame>
        <draw:path draw:style-name="gr13" draw:text-style-name="P13" draw:layer="layout" svg:width="0.477cm" svg:height="0.435cm" svg:x="1.5cm" svg:y="17.504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1.602cm" svg:y="17.533cm">
          <draw:text-box>
            <text:p text:style-name="P14"><text:span text:style-name="T5">1</text:span></text:p>
          </draw:text-box>
        </draw:frame>
        <draw:path draw:style-name="gr2" draw:text-style-name="P3" draw:layer="layout" svg:width="2.2cm" svg:height="0.898cm" svg:x="16.999cm" svg:y="17.29cm" svg:viewBox="0 0 2201 899" svg:d="M0 134c0-74 68-134 153-134h1896c83 0 152 60 152 134v630c0 75-69 135-152 135h-1896c-85 0-153-60-153-135z">
          <text:p/>
        </draw:path>
        <draw:frame draw:style-name="gr3" draw:text-style-name="P5" draw:layer="layout" svg:width="2.289cm" svg:height="0.96cm" svg:x="17.061cm" svg:y="17.29cm">
          <draw:text-box>
            <text:p text:style-name="P4"><text:span text:style-name="T1">Shift +</text:span></text:p>
          </draw:text-box>
        </draw:frame>
        <draw:path draw:style-name="gr13" draw:text-style-name="P13" draw:layer="layout" svg:width="0.477cm" svg:height="0.435cm" svg:x="19.122cm" svg:y="17.54cm" svg:viewBox="0 0 478 436" svg:d="M478 96c0-53-41-96-95-96h-290c-51 0-93 43-93 96v243c0 55 42 97 93 97h290c54 0 95-42 95-97z">
          <text:p/>
        </draw:path>
        <draw:frame draw:style-name="gr15" draw:text-style-name="P15" draw:layer="layout" svg:width="0.298cm" svg:height="0.382cm" svg:x="19.224cm" svg:y="17.569cm">
          <draw:text-box>
            <text:p text:style-name="P14"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22:10:42.477000000</meta:creation-date>
    <dc:date>2022-03-12T22:30:04.877000000</dc:date>
    <meta:editing-duration>PT17M33S</meta:editing-duration>
    <meta:editing-cycles>17</meta:editing-cycles>
    <meta:generator>LibreOffice/7.3.1.3$Windows_X86_64 LibreOffice_project/a69ca51ded25f3eefd52d7bf9a5fad8c90b87951</meta:generator>
    <meta:document-statistic meta:object-count="107"/>
  </office:meta>
</office:document-meta>
</file>